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Item.getI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isInSt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Lin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setItem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eItem.getLin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setLineNum( int lin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setQuantity( int qua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eItem.getOr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incremen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ge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eItem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getUnit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m.LineItem( int orderId , int lineNum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Item.calculateTot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